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251cm" fo:min-width="0.286cm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251cm" fo:min-width="0.2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family="Arial" style:font-family-generic="swiss" style:font-pitch="variable"/>
    </style:style>
    <style:style style:name="P4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id="id1" draw:layer="layout" svg:width="2.01cm" svg:height="0.735cm" svg:x="4.167cm" svg:y="7.1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id="id5" draw:layer="layout" svg:width="3.47cm" svg:height="1.671cm" svg:x="3.437cm" svg:y="12.5cm">
          <text:p text:style-name="P1"><text:span text:style-name="T1">for (n=1:Lr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6" draw:layer="layout" svg:width="3.629cm" svg:height="1.631cm" svg:x="11.385cm" svg:y="18.2cm">
          <text:p text:style-name="P1"><text:span text:style-name="T1">for(k=1:n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draw:id="id8" draw:layer="layout" svg:width="6.35cm" svg:height="0.795cm" svg:x="6.65cm" svg:y="22.5cm">
          <text:p text:style-name="P3"><text:span text:style-name="T2">rxy(n)=rxy(n)+(x(k)*y(m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2" draw:layer="layout" svg:width="1.809cm" svg:height="0.704cm" svg:x="4.268cm" svg:y="23.5cm">
          <text:p text:style-name="P1"><text:span text:style-name="T1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5.171cm" svg:y1="7.835cm" svg:x2="5.172cm" svg:y2="8.508cm" draw:start-shape="id1" draw:start-glue-point="6" draw:end-shape="id2" draw:end-glue-point="4" svg:d="m5171 7835v337h1v336">
          <text:p/>
        </draw:connector>
        <draw:custom-shape draw:style-name="gr1" draw:text-style-name="P2" draw:id="id2" draw:layer="layout" svg:width="3.293cm" svg:height="0.992cm" svg:x="3.526cm" svg:y="8.508cm">
          <text:p text:style-name="P1"><text:span text:style-name="T1">Ingresar: Lx, x[ ]</text:span></text:p>
          <text:p text:style-name="P1"><text:span text:style-name="T1">Ingresar: Ly, y[ 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.057cm" svg:height="0.692cm" svg:x="3.644cm" svg:y="10.1cm">
          <text:p text:style-name="P1"><text:span text:style-name="T1">Lr = Lx+Ly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5.5cm" svg:height="1.631cm" svg:x="7.075cm" svg:y="19.8cm">
          <text:p text:style-name="P1"><text:span text:style-name="T1">If (m&gt;=1) &amp; (k&lt;=Lx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ellipse draw:style-name="gr3" draw:text-style-name="P1" draw:id="id9" draw:layer="layout" svg:width="0.197cm" svg:height="0.196cm" svg:x="5.933cm" svg:y="20.517cm">
          <text:p/>
        </draw:ellipse>
        <draw:custom-shape draw:style-name="gr1" draw:text-style-name="P2" draw:id="id11" draw:layer="layout" svg:width="2.729cm" svg:height="0.692cm" svg:x="11.835cm" svg:y="15.8cm">
          <text:p text:style-name="P1"><text:span text:style-name="T1">m = Ly-n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5.172cm" svg:y1="9.5cm" svg:x2="5.172cm" svg:y2="10.1cm" draw:start-shape="id2" draw:start-glue-point="6" draw:end-shape="id3" draw:end-glue-point="4" svg:d="m5172 9500v600">
          <text:p/>
        </draw:connector>
        <draw:ellipse draw:style-name="gr3" draw:text-style-name="P1" draw:id="id4" draw:layer="layout" svg:width="0.197cm" svg:height="0.196cm" svg:x="5.074cm" svg:y="11.7cm">
          <text:p/>
        </draw:ellipse>
        <draw:ellipse draw:style-name="gr3" draw:text-style-name="P1" draw:id="id10" draw:layer="layout" svg:width="0.197cm" svg:height="0.196cm" svg:x="13.101cm" svg:y="17.3cm">
          <text:p/>
        </draw:ellipse>
        <draw:connector draw:style-name="gr4" draw:text-style-name="P1" draw:layer="layout" svg:x1="5.172cm" svg:y1="11.896cm" svg:x2="5.171cm" svg:y2="12.5cm" draw:start-shape="id4" draw:start-glue-point="2" draw:end-shape="id5" draw:end-glue-point="4" svg:d="m5172 11896v302h-1v302">
          <text:p/>
        </draw:connector>
        <draw:connector draw:style-name="gr4" draw:text-style-name="P1" draw:layer="layout" svg:x1="11.385cm" svg:y1="19.015cm" svg:x2="9.824cm" svg:y2="19.8cm" draw:start-shape="id6" draw:start-glue-point="5" draw:end-shape="id7" draw:end-glue-point="4" svg:d="m11385 19015h-1561v785">
          <text:p/>
        </draw:connector>
        <draw:connector draw:style-name="gr4" draw:text-style-name="P1" draw:layer="layout" svg:x1="9.824cm" svg:y1="21.431cm" svg:x2="9.824cm" svg:y2="22.5cm" draw:start-shape="id7" draw:start-glue-point="6" draw:end-shape="id8" draw:end-glue-point="4" svg:d="m9824 21431v1069">
          <text:p/>
        </draw:connector>
        <draw:connector draw:style-name="gr4" draw:text-style-name="P1" draw:layer="layout" svg:x1="7.075cm" svg:y1="20.615cm" svg:x2="6.13cm" svg:y2="20.615cm" draw:start-shape="id7" draw:start-glue-point="5" draw:end-shape="id9" draw:end-glue-point="1" svg:d="m7075 20615h-945">
          <text:p/>
        </draw:connector>
        <draw:connector draw:style-name="gr4" draw:text-style-name="P1" draw:layer="layout" svg:x1="6.031cm" svg:y1="20.517cm" svg:x2="13.101cm" svg:y2="17.398cm" draw:start-shape="id9" draw:start-glue-point="0" draw:end-shape="id10" draw:end-glue-point="3" svg:d="m6031 20517v-3119h7070">
          <text:p/>
        </draw:connector>
        <draw:connector draw:style-name="gr4" draw:text-style-name="P1" draw:layer="layout" svg:x1="13.199cm" svg:y1="16.492cm" svg:x2="13.199cm" svg:y2="17.3cm" draw:start-shape="id11" draw:start-glue-point="6" draw:end-shape="id10" draw:end-glue-point="0" svg:d="m13199 16492v808">
          <text:p/>
        </draw:connector>
        <draw:connector draw:style-name="gr4" draw:text-style-name="P1" draw:layer="layout" svg:x1="13.199cm" svg:y1="17.496cm" svg:x2="13.199cm" svg:y2="18.2cm" draw:start-shape="id10" draw:start-glue-point="2" draw:end-shape="id6" draw:end-glue-point="4" svg:d="m13199 17496v704">
          <text:p/>
        </draw:connector>
        <draw:connector draw:style-name="gr4" draw:text-style-name="P1" draw:layer="layout" svg:x1="6.65cm" svg:y1="22.897cm" svg:x2="6.031cm" svg:y2="20.713cm" draw:start-shape="id8" draw:start-glue-point="5" draw:end-shape="id9" draw:end-glue-point="2" svg:d="m6650 22897h-619v-2184">
          <text:p/>
        </draw:connector>
        <draw:frame draw:style-name="gr5" draw:text-style-name="P5" draw:layer="layout" svg:width="0.972cm" svg:height="0.657cm" svg:x="13.113cm" svg:y="19.7cm">
          <draw:text-box>
            <text:p><text:span text:style-name="T3">No</text:span></text:p>
          </draw:text-box>
        </draw:frame>
        <draw:frame draw:style-name="gr6" draw:text-style-name="P5" draw:layer="layout" svg:width="0.832cm" svg:height="0.657cm" svg:x="6.668cm" svg:y="12.8cm">
          <draw:text-box>
            <text:p><text:span text:style-name="T3">Si</text:span></text:p>
          </draw:text-box>
        </draw:frame>
        <draw:frame draw:style-name="gr6" draw:text-style-name="P5" draw:layer="layout" svg:width="0.832cm" svg:height="0.657cm" svg:x="10.768cm" svg:y="18.443cm">
          <draw:text-box>
            <text:p><text:span text:style-name="T3">Si</text:span></text:p>
          </draw:text-box>
        </draw:frame>
        <draw:frame draw:style-name="gr6" draw:text-style-name="P5" draw:layer="layout" svg:width="0.832cm" svg:height="0.657cm" svg:x="9.809cm" svg:y="21.402cm">
          <draw:text-box>
            <text:p><text:span text:style-name="T3">Si</text:span></text:p>
          </draw:text-box>
        </draw:frame>
        <draw:frame draw:style-name="gr5" draw:text-style-name="P5" draw:layer="layout" svg:width="0.972cm" svg:height="0.657cm" svg:x="6.4cm" svg:y="20.001cm">
          <draw:text-box>
            <text:p><text:span text:style-name="T3">No</text:span></text:p>
          </draw:text-box>
        </draw:frame>
        <draw:frame draw:style-name="gr5" draw:text-style-name="P5" draw:layer="layout" svg:width="0.972cm" svg:height="0.657cm" svg:x="5.1cm" svg:y="14.001cm">
          <draw:text-box>
            <text:p><text:span text:style-name="T3">No</text:span></text:p>
          </draw:text-box>
        </draw:frame>
        <draw:connector draw:style-name="gr4" draw:text-style-name="P1" draw:layer="layout" svg:x1="5.171cm" svg:y1="14.171cm" svg:x2="5.172cm" svg:y2="23.5cm" draw:start-shape="id5" draw:start-glue-point="6" draw:end-shape="id12" draw:end-glue-point="4" svg:d="m5171 14171v4665h1v4664">
          <text:p/>
        </draw:connector>
        <draw:connector draw:style-name="gr4" draw:text-style-name="P1" draw:layer="layout" svg:x1="6.907cm" svg:y1="13.335cm" svg:x2="13.2cm" svg:y2="14.4cm" draw:start-shape="id5" draw:start-glue-point="7" draw:end-shape="id13" draw:end-glue-point="4" svg:d="m6907 13335h6293v1065">
          <text:p/>
        </draw:connector>
        <draw:custom-shape draw:style-name="gr1" draw:text-style-name="P2" draw:id="id13" draw:layer="layout" svg:width="2.729cm" svg:height="0.692cm" svg:x="11.836cm" svg:y="14.4cm">
          <text:p text:style-name="P1"><text:span text:style-name="T1">r(n)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3.2cm" svg:y1="15.092cm" svg:x2="13.199cm" svg:y2="15.8cm" draw:start-shape="id13" draw:start-glue-point="6" draw:end-shape="id11" draw:end-glue-point="4" svg:d="m13200 15092v355h-1v353">
          <text:p/>
        </draw:connector>
        <draw:connector draw:style-name="gr4" draw:text-style-name="P1" draw:layer="layout" svg:x1="5.172cm" svg:y1="10.792cm" svg:x2="5.172cm" svg:y2="11.7cm" draw:start-shape="id3" draw:start-glue-point="6" draw:end-shape="id4" draw:end-glue-point="0" svg:d="m5172 10792v908">
          <text:p/>
        </draw:connector>
        <draw:custom-shape draw:style-name="gr1" draw:text-style-name="P2" draw:id="id14" draw:layer="layout" svg:width="2.729cm" svg:height="0.692cm" svg:x="11.836cm" svg:y="21.3cm">
          <text:p text:style-name="P1"><text:span text:style-name="T1">m = m +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3.199cm" svg:y1="19.831cm" svg:x2="13.2cm" svg:y2="21.3cm" draw:start-shape="id6" draw:start-glue-point="6" draw:end-shape="id14" draw:end-glue-point="4" svg:d="m13199 19831v735h1v734">
          <text:p/>
        </draw:connector>
        <draw:connector draw:style-name="gr4" draw:text-style-name="P1" draw:layer="layout" draw:line-skew="0cm 6.947cm" svg:x1="13.2cm" svg:y1="21.992cm" svg:x2="5.271cm" svg:y2="11.798cm" draw:start-shape="id14" draw:start-glue-point="6" draw:end-shape="id4" draw:end-glue-point="1" svg:d="m13200 21992v502h2300v-10696h-102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5T22:53:57.54</meta:creation-date>
    <dc:date>2009-11-09T03:25:42.04</dc:date>
    <meta:editing-duration>PT08H24M42S</meta:editing-duration>
    <meta:editing-cycles>10</meta:editing-cycles>
    <meta:generator>OpenOffice.org/3.1$Win32 OpenOffice.org_project/310m11$Build-9399</meta:generator>
    <meta:document-statistic meta:object-count="36"/>
  </office:meta>
</office:document-meta>
</file>